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objectwithoutfill">
      <style:graphic-properties svg:stroke-width="0.1cm" svg:stroke-color="#ffff99" draw:marker-start-width="0.35cm" draw:marker-end-width="0.35cm" svg:stroke-linecap="round" draw:fill="none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objectwithoutfill">
      <style:graphic-properties svg:stroke-width="0.1cm" svg:stroke-color="#ffff00" draw:marker-start-width="0.35cm" draw:marker-end-width="0.35cm" svg:stroke-linecap="round" draw:fill="none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objectwithoutfill">
      <style:graphic-properties svg:stroke-width="0.1cm" svg:stroke-color="#ffcc00" draw:marker-start-width="0.35cm" draw:marker-end-width="0.35cm" svg:stroke-linecap="round" draw:fill="none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objectwithoutfill">
      <style:graphic-properties svg:stroke-width="0.1cm" svg:stroke-color="#ff9900" draw:marker-start-width="0.35cm" draw:marker-end-width="0.35cm" svg:stroke-linecap="round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svg:stroke-width="0.035cm" svg:stroke-color="#ffff00" draw:marker-start-width="0.252cm" draw:marker-end-width="0.252cm" draw:fill-color="#ffff99" draw:textarea-horizontal-align="justify" draw:textarea-vertical-align="middle" draw:auto-grow-height="false" fo:padding-top="0.017cm" fo:padding-bottom="0.017cm" fo:padding-left="0.017cm" fo:padding-right="0.017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rect draw:style-name="gr1" draw:layer="layout" svg:width="1cm" svg:height="1cm" svg:x="0cm" svg:y="0cm">
          <text:p/>
        </draw:rect>
        <draw:path draw:style-name="gr2" draw:layer="layout" svg:width="0.63cm" svg:height="0.665cm" svg:x="0.086cm" svg:y="0.06cm" svg:viewBox="0 0 631 666" svg:d="m0 666c72-417 631-666 631-666">
          <text:p/>
        </draw:path>
        <draw:path draw:style-name="gr3" draw:layer="layout" svg:width="0.781cm" svg:height="0.626cm" svg:x="0.135cm" svg:y="0.176cm" svg:viewBox="0 0 782 627" svg:d="m0 627c189-512 782-627 782-627">
          <text:p/>
        </draw:path>
        <draw:path draw:style-name="gr4" draw:layer="layout" svg:width="0.769cm" svg:height="0.478cm" svg:x="0.177cm" svg:y="0.395cm" svg:viewBox="0 0 770 479" svg:d="m0 479c276-503 770-479 770-479">
          <text:p/>
        </draw:path>
        <draw:path draw:style-name="gr5" draw:layer="layout" svg:width="0.672cm" svg:height="0.278cm" svg:x="0.263cm" svg:y="0.632cm" svg:viewBox="0 0 673 279" svg:d="m0 279c200-364 673-267 673-267">
          <text:p/>
        </draw:path>
        <draw:custom-shape draw:style-name="gr6" draw:text-style-name="P1" draw:layer="layout" svg:width="0.361cm" svg:height="0.361cm" svg:x="0.056cm" svg:y="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98cm" svg:height="0.27cm" svg:x="0.048cm" svg:y="0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1-26T23:39:47.90</meta:creation-date>
    <dc:language>de-DE</dc:language>
    <meta:editing-cycles>3</meta:editing-cycles>
    <meta:editing-duration>PT12M14S</meta:editing-duration>
    <dc:title>WEB-Draw-klein</dc:title>
    <meta:initial-creator>Martin Korneffel</meta:initial-creator>
    <dc:date>2014-01-30T23:04:06.02</dc:date>
    <dc:creator>Martin Korneffel</dc:creator>
    <meta:document-statistic meta:object-count="7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Users/Martin/AppData/Roaming/OpenOffice/4/user/template/WEB-Draw-klein.otg" meta:date="2014-01-26T23:39:47.63"/>
  </office:meta>
</office:document-meta>
</file>